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d9d2" officeooo:paragraph-rsid="0011d9d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1d9d2" officeooo:paragraph-rsid="0011d9d2" style:font-weight-asian="normal" style:font-weight-complex="normal"/>
    </style:style>
    <style:style style:name="T1" style:family="text">
      <style:text-properties officeooo:rsid="00133b57"/>
    </style:style>
    <style:style style:name="T2" style:family="text">
      <style:text-properties officeooo:rsid="0014ef82"/>
    </style:style>
    <style:style style:name="T3" style:family="text">
      <style:text-properties officeooo:rsid="0015aebe"/>
    </style:style>
    <style:style style:name="T4" style:family="text">
      <style:text-properties officeooo:rsid="0016a907"/>
    </style:style>
    <style:style style:name="T5" style:family="text">
      <style:text-properties officeooo:rsid="00170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pect Politique</text:p>
      <text:p text:style-name="P1"/>
      <text:p text:style-name="P2"/>
      <text:p text:style-name="P2"><text:span text:style-name="T4">La mis en place de la 5g pourrait laisser place à de multiples développement et progrès dans le monde moderne tel que «l’industrie 4.0»favorisant la robotique </text:span><text:span text:style-name="T5">ou encore dans les loisirs qu’il soient multimédias. </text:span>La 5g représente <text:span text:style-name="T4">donc</text:span> un atout majeur dans le développement technologique mondial et laisse ainsi place à des enjeux politiques de même échelle. En effet, la Chine <text:span text:style-name="T1">se situe actuellement en tête du marché mondial à l’heure actuelle grâce à ses fournisseurs Huawei et ZTE qui parviennent à s’imposer via des stratégies mêlant agressivité commerciale et nouveauté technologiques. Or, de nos jours, un conflit de grande ampleur s’initie entre les États-Unis et la chine ayant pour enjeux la première place mondiale dans le développement de la 5g. </text:span><text:span text:style-name="T2">A la suite d’une campagne mondiale </text:span><text:span text:style-name="T3">allant contre les produits Huawei, c’est au tout de l’Australie qui ferme ses portes à ces produits.</text:span><text:span text:style-name="T2"> Toutefois, </text:span><text:span text:style-name="T3">même</text:span><text:span text:style-name="T2"> États-Unis désapprouvent entièrement les produits Huawei, ce n’est pas le cas de tous dont l’Europe en particulier qui déclare de ne pas </text:span><text:span text:style-name="T3">vouloir clore les relations avec ce groupe en raison d’une expertise de ses produits s’étant avérée plutôt concluante. Cette déclaration provoqua inexorablement une discorde entre l’Europe et les États-Unis qui fut traduis par un «désaccord politique» entre ces derniers et l’Angleterre. </text:span><text:span text:style-name="T4">Cette situation pourrait potentiellement s’avérer favorable envers l’Europe qui pourrait tirer partit du conflit pour agir sur le plan stratégique global si bien sur ils s’en donnent les moyens. </text:span><text:span text:style-name="T2"><text:s/></text:span><text:span text:style-name="T1"><text:s text:c="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4:33:35.100000000</meta:creation-date>
    <dc:date>2021-10-20T15:27:12.515000000</dc:date>
    <meta:editing-duration>PT1M5S</meta:editing-duration>
    <meta:editing-cycles>1</meta:editing-cycles>
    <meta:document-statistic meta:table-count="0" meta:image-count="0" meta:object-count="0" meta:page-count="1" meta:paragraph-count="2" meta:word-count="240" meta:character-count="1547" meta:non-whitespace-character-count="1304"/>
    <meta:generator>LibreOffice/7.2.1.2$Windows_X86_64 LibreOffice_project/87b77fad49947c1441b67c559c339af8f3517e22</meta:generator>
  </office:meta>
</office:document-meta>
</file>